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 Bayan Plain" svg:font-family="Al Bayan Plai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style:letter-kerning="true" fo:font-size="24pt" style:font-size-asian="24pt" style:font-size-complex="24pt" style:language-asian="de" style:country-asian="DE"/>
    </style:style>
    <style:style style:name="P2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3" style:parent-style-name="Normal" style:list-style-name="LFO2" style:family="paragraph">
      <style:paragraph-properties fo:margin-top="0.0694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4" style:parent-style-name="Normal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5" style:parent-style-name="Normal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6" style:parent-style-name="Normal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7" style:parent-style-name="Normal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8" style:parent-style-name="Normal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9" style:parent-style-name="Normal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10" style:parent-style-name="Normal" style:list-style-name="LFO2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11" style:parent-style-name="Normal" style:family="paragraph">
      <style:paragraph-properties fo:margin-bottom="0.1666in" fo:line-height="100%"/>
    </style:style>
    <style:style style:name="T12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13" style:parent-style-name="DefaultParagraphFont" style:family="text">
      <style:text-properties style:font-name="Segoe UI" style:font-name-complex="Segoe UI" style:font-style-complex="normal" fo:color="#0366D6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14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5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6" style:parent-style-name="Normal" style:list-style-name="LFO3" style:family="paragraph">
      <style:paragraph-properties fo:margin-top="0.0694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17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18" style:parent-style-name="Normal" style:list-style-name="LFO3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fo:language="en" fo:country="US" style:language-asian="de" style:country-asian="DE"/>
    </style:style>
    <style:style style:name="P19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0" style:parent-style-name="Normal" style:list-style-name="LFO4" style:family="paragraph">
      <style:paragraph-properties fo:margin-top="0.0694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1" style:parent-style-name="Normal" style:list-style-name="LFO4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2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fo:language="en" fo:country="US" style:language-asian="de" style:country-asian="DE"/>
    </style:style>
    <style:style style:name="P23" style:parent-style-name="Normal" style:list-style-name="LFO5" style:family="paragraph">
      <style:paragraph-properties fo:margin-top="0.0694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" style:parent-style-name="Normal" style:list-style-name="LFO5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5" style:parent-style-name="Normal" style:list-style-name="LFO5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6" style:parent-style-name="Normal" style:list-style-name="LFO5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7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8" style:parent-style-name="Normal" style:family="paragraph">
      <style:paragraph-properties fo:margin-bottom="0.1666in" fo:line-height="100%"/>
    </style:style>
    <style:style style:name="T29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30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31" style:parent-style-name="Normal" style:list-style-name="LFO6" style:family="paragraph">
      <style:paragraph-properties fo:margin-top="0.1666in"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32" style:parent-style-name="Normal" style:list-style-name="LFO6" style:family="paragraph">
      <style:paragraph-properties fo:margin-top="0.1666in"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33" style:parent-style-name="Normal" style:list-style-name="LFO6" style:family="paragraph">
      <style:paragraph-properties fo:margin-top="0.1666in"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34" style:parent-style-name="Normal" style:list-style-name="LFO6" style:family="paragraph">
      <style:paragraph-properties fo:margin-top="0.1666in"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35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36" style:parent-style-name="Normal" style:family="paragraph">
      <style:paragraph-properties fo:margin-bottom="0.1666in" fo:line-height="100%"/>
    </style:style>
    <style:style style:name="T37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38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39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40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41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42" style:parent-style-name="DefaultParagraphFont" style:family="text">
      <style:text-properties style:font-name="Segoe UI" style:font-name-complex="Segoe UI" style:font-style-complex="normal" fo:color="#0366D6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P43" style:parent-style-name="Normal" style:family="paragraph">
      <style:paragraph-properties fo:margin-bottom="0.1666in" fo:line-height="100%"/>
    </style:style>
    <style:style style:name="T44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P45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46" style:parent-style-name="Normal" style:family="paragraph">
      <style:paragraph-properties fo:margin-bottom="0.1666in" fo:line-height="100%"/>
    </style:style>
    <style:style style:name="T47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P48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49" style:parent-style-name="Normal" style:family="paragraph">
      <style:paragraph-properties fo:margin-bottom="0.1666in" fo:line-height="100%"/>
    </style:style>
    <style:style style:name="T50" style:parent-style-name="DefaultParagraphFont" style:family="text">
      <style:text-properties style:font-name="Segoe UI" style:font-name-complex="Segoe UI" fo:font-style="italic" style:font-style-asian="italic" fo:color="#24292E" fo:font-size="12pt" style:font-size-asian="12pt" style:font-size-complex="12pt" style:language-asian="de" style:country-asian="DE"/>
    </style:style>
    <style:style style:name="P51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52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53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54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55" style:parent-style-name="Normal" style:family="paragraph">
      <style:paragraph-properties fo:margin-bottom="0.1666in" fo:line-height="100%"/>
    </style:style>
    <style:style style:name="T56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P57" style:parent-style-name="Normal" style:list-style-name="LFO7" style:family="paragraph">
      <style:paragraph-properties fo:margin-top="0.0694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58" style:parent-style-name="Normal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59" style:parent-style-name="Normal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60" style:parent-style-name="Normal" style:list-style-name="LFO7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61" style:parent-style-name="Normal" style:list-style-name="LFO7" style:family="paragraph">
      <style:paragraph-properties fo:margin-top="0.0416in" fo:margin-bottom="0.0694in" fo:line-height="100%"/>
    </style:style>
    <style:style style:name="T62" style:parent-style-name="DefaultParagraphFont" style:family="text"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T63" style:parent-style-name="DefaultParagraphFont" style:family="text">
      <style:text-properties style:font-name="Segoe UI" style:font-name-asian="Times New Roman" style:font-name-complex="Segoe UI" style:font-style-complex="normal" fo:color="#0366D6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64" style:parent-style-name="DefaultParagraphFont" style:family="text"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65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6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6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68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69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0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1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2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3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4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5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8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79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0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1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2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3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4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5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88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89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90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91" style:parent-style-name="Normal" style:family="paragraph">
      <style:paragraph-properties fo:margin-bottom="0in" fo:line-height="100%"/>
    </style:style>
    <style:style style:name="T92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93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96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9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98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99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00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01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02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03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04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05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06" style:parent-style-name="Normal" style:family="paragraph">
      <style:paragraph-properties fo:margin-bottom="0.1666in" fo:line-height="100%"/>
    </style:style>
    <style:style style:name="T107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08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09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10" style:parent-style-name="Normal" style:family="paragraph">
      <style:paragraph-properties fo:margin-bottom="0.1666in" fo:line-height="100%"/>
    </style:style>
    <style:style style:name="T111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12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13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14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15" style:parent-style-name="Normal" style:family="paragraph">
      <style:paragraph-properties fo:margin-bottom="0.1666in" fo:line-height="100%"/>
    </style:style>
    <style:style style:name="T116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17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18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19" style:parent-style-name="Normal" style:family="paragraph">
      <style:paragraph-properties fo:margin-bottom="0.1666in" fo:line-height="100%"/>
    </style:style>
    <style:style style:name="T120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21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22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23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24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125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2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27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128" style:parent-style-name="Normal" style:family="paragraph">
      <style:paragraph-properties fo:margin-bottom="0.1666in" fo:line-height="100%"/>
    </style:style>
    <style:style style:name="T129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30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31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32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33" style:parent-style-name="Normal" style:family="paragraph">
      <style:paragraph-properties fo:margin-bottom="0.1666in" fo:line-height="100%"/>
    </style:style>
    <style:style style:name="T134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35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36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37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38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39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140" style:parent-style-name="Normal" style:family="paragraph">
      <style:paragraph-properties fo:margin-bottom="0.1666in" fo:line-height="100%"/>
    </style:style>
    <style:style style:name="T141" style:parent-style-name="DefaultParagraphFont" style:family="text">
      <style:text-properties style:font-name="Segoe UI" style:font-name-complex="Segoe UI" fo:font-style="italic" style:font-style-asian="italic" fo:color="#24292E" fo:font-size="12pt" style:font-size-asian="12pt" style:font-size-complex="12pt" style:language-asian="de" style:country-asian="DE"/>
    </style:style>
    <style:style style:name="T142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43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44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45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4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47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50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151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52" style:parent-style-name="Normal" style:family="paragraph">
      <style:paragraph-properties fo:margin-bottom="0.1666in" fo:line-height="100%"/>
    </style:style>
    <style:style style:name="T153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154" style:parent-style-name="DefaultParagraphFont" style:family="text">
      <style:text-properties style:font-name="Segoe UI" style:font-name-complex="Segoe UI" fo:font-style="italic" style:font-style-asian="italic" fo:color="#24292E" fo:font-size="12pt" style:font-size-asian="12pt" style:font-size-complex="12pt" style:language-asian="de" style:country-asian="DE"/>
    </style:style>
    <style:style style:name="T155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56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57" style:parent-style-name="Normal" style:family="paragraph">
      <style:paragraph-properties fo:margin-bottom="0.1666in" fo:line-height="100%"/>
    </style:style>
    <style:style style:name="T158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59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60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61" style:parent-style-name="Normal" style:family="paragraph">
      <style:paragraph-properties fo:margin-bottom="0.1666in" fo:line-height="100%"/>
    </style:style>
    <style:style style:name="T162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63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64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fo:language="en" fo:country="US" style:language-asian="de" style:country-asian="DE"/>
    </style:style>
    <style:style style:name="P165" style:parent-style-name="Normal" style:family="paragraph">
      <style:paragraph-properties fo:margin-bottom="0.1666in" fo:line-height="100%"/>
    </style:style>
    <style:style style:name="T166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fo:language="en" fo:country="US" style:language-asian="de" style:country-asian="DE"/>
    </style:style>
    <style:style style:name="P167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68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69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70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71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72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175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78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179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80" style:parent-style-name="Normal" style:family="paragraph">
      <style:paragraph-properties fo:margin-bottom="0.1666in" fo:line-height="100%"/>
    </style:style>
    <style:style style:name="T181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82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83" style:parent-style-name="Normal" style:family="paragraph">
      <style:paragraph-properties fo:margin-bottom="0.1666in" fo:line-height="100%"/>
    </style:style>
    <style:style style:name="T184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85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86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191" style:parent-style-name="Normal" style:family="paragraph">
      <style:paragraph-properties fo:margin-bottom="0.1666in" fo:line-height="100%"/>
    </style:style>
    <style:style style:name="T192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93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194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195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96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97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T200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201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202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03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04" style:parent-style-name="Normal" style:family="paragraph">
      <style:paragraph-properties fo:margin-bottom="0.1666in" fo:line-height="100%"/>
    </style:style>
    <style:style style:name="T205" style:parent-style-name="DefaultParagraphFont" style:family="text">
      <style:text-properties style:font-name="Segoe UI" style:font-name-complex="Segoe UI" fo:font-style="italic" style:font-style-asian="italic" fo:color="#24292E" fo:font-size="12pt" style:font-size-asian="12pt" style:font-size-complex="12pt" style:language-asian="de" style:country-asian="DE"/>
    </style:style>
    <style:style style:name="T206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07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208" style:parent-style-name="Normal" style:family="paragraph">
      <style:paragraph-properties fo:margin-bottom="0.1666in" fo:line-height="100%"/>
    </style:style>
    <style:style style:name="T209" style:parent-style-name="DefaultParagraphFont" style:family="text">
      <style:text-properties style:font-name="Segoe UI" style:font-name-complex="Segoe UI" fo:font-style="italic" style:font-style-asian="italic" fo:color="#24292E" fo:font-size="12pt" style:font-size-asian="12pt" style:font-size-complex="12pt" style:language-asian="de" style:country-asian="DE"/>
    </style:style>
    <style:style style:name="T210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11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212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13" style:parent-style-name="Normal" style:family="paragraph">
      <style:paragraph-properties fo:margin-bottom="0.1666in" fo:line-height="100%"/>
    </style:style>
    <style:style style:name="T214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215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218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T219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220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221" style:parent-style-name="Normal" style:family="paragraph">
      <style:paragraph-properties fo:margin-bottom="0.1666in" fo:line-height="100%"/>
    </style:style>
    <style:style style:name="T222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223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24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25" style:parent-style-name="Normal" style:family="paragraph">
      <style:paragraph-properties fo:margin-bottom="0.1666in" fo:line-height="100%"/>
    </style:style>
    <style:style style:name="T226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227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28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29" style:parent-style-name="Normal" style:family="paragraph">
      <style:paragraph-properties fo:margin-bottom="0.1666in" fo:line-height="100%"/>
    </style:style>
    <style:style style:name="T230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T231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32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33" style:parent-style-name="Normal" style:family="paragraph">
      <style:paragraph-properties fo:margin-bottom="0.1666in" fo:line-height="100%"/>
    </style:style>
    <style:style style:name="T234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fo:language="en" fo:country="US" style:language-asian="de" style:country-asian="DE"/>
    </style:style>
    <style:style style:name="T235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36" style:parent-style-name="Normal" style:family="paragraph">
      <style:paragraph-properties fo:margin-bottom="0.1666in" fo:line-height="100%"/>
    </style:style>
    <style:style style:name="T237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P238" style:parent-style-name="Normal" style:list-style-name="LFO8" style:family="paragraph">
      <style:paragraph-properties fo:margin-top="0.0694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39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0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1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2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3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4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5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6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7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8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49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50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51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52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53" style:parent-style-name="Normal" style:list-style-name="LFO8" style:family="paragraph">
      <style:paragraph-properties fo:margin-top="0.0416in" fo:margin-bottom="0.0694in" fo:line-height="100%"/>
      <style:text-properties style:font-name="Segoe UI" style:font-name-asian="Times New Roman" style:font-name-complex="Segoe UI" style:font-style-complex="normal" fo:color="#24292E" fo:font-size="12pt" style:font-size-asian="12pt" style:font-size-complex="12pt" style:language-asian="de" style:country-asian="DE"/>
    </style:style>
    <style:style style:name="P254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55" style:parent-style-name="Normal" style:family="paragraph">
      <style:paragraph-properties fo:margin-bottom="0.1666in" fo:line-height="100%"/>
    </style:style>
    <style:style style:name="T256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257" style:parent-style-name="DefaultParagraphFont" style:family="text">
      <style:text-properties style:font-name="Segoe UI" style:font-name-complex="Segoe UI" style:font-style-complex="normal" fo:color="#0366D6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258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259" style:parent-style-name="DefaultParagraphFont" style:family="text">
      <style:text-properties style:font-name="Segoe UI" style:font-name-complex="Segoe UI" style:font-style-complex="normal" fo:color="#0366D6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P260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61" style:parent-style-name="Normal" style:family="paragraph">
      <style:paragraph-properties fo:margin-bottom="0.0694in" fo:line-height="100%"/>
    </style:style>
    <style:style style:name="T262" style:parent-style-name="DefaultParagraphFont" style:family="text">
      <style:text-properties style:font-name="Segoe UI" style:font-name-complex="Segoe UI" fo:font-style="italic" style:font-style-asian="italic" fo:color="#24292E" fo:font-size="12pt" style:font-size-asian="12pt" style:font-size-complex="12pt" style:language-asian="de" style:country-asian="DE"/>
    </style:style>
    <style:style style:name="T263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64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0694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style:letter-kerning="true" fo:font-size="24pt" style:font-size-asian="24pt" style:font-size-complex="24pt" style:language-asian="de" style:country-asian="DE"/>
    </style:style>
    <style:style style:name="P265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66" style:parent-style-name="Normal" style:family="paragraph">
      <style:paragraph-properties fo:margin-bottom="0.1666in" fo:line-height="100%"/>
    </style:style>
    <style:style style:name="T267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268" style:parent-style-name="DefaultParagraphFont" style:family="text">
      <style:text-properties style:font-name="Segoe UI" style:font-name-complex="Segoe UI" style:font-style-complex="normal" fo:color="#0366D6" fo:font-size="12pt" style:font-size-asian="12pt" style:font-size-complex="12pt" style:language-asian="de" style:country-asian="DE"/>
    </style:style>
    <style:style style:name="T269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70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71" style:parent-style-name="Normal" style:family="paragraph">
      <style:paragraph-properties fo:margin-bottom="0.1666in" fo:line-height="100%"/>
    </style:style>
    <style:style style:name="T272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273" style:parent-style-name="DefaultParagraphFont" style:family="text">
      <style:text-properties style:font-name="Segoe UI" style:font-name-complex="Segoe UI" style:font-style-complex="normal" fo:color="#0366D6" fo:font-size="12pt" style:font-size-asian="12pt" style:font-size-complex="12pt" style:language-asian="de" style:country-asian="DE"/>
    </style:style>
    <style:style style:name="P274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75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76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77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78" style:parent-style-name="Normal" style:family="paragraph">
      <style:paragraph-properties fo:margin-bottom="0.1666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79" style:parent-style-name="Normal" style:family="paragraph">
      <style:paragraph-properties fo:margin-bottom="0.1666in" fo:line-height="100%"/>
    </style:style>
    <style:style style:name="T280" style:parent-style-name="DefaultParagraphFont" style:family="text">
      <style:text-properties style:font-name="Segoe UI" style:font-name-complex="Segoe UI" fo:font-weight="bold" style:font-weight-asian="bold" style:font-weight-complex="bold" style:font-style-complex="normal" fo:color="#24292E" fo:font-size="12pt" style:font-size-asian="12pt" style:font-size-complex="12pt" style:language-asian="de" style:country-asian="DE"/>
    </style:style>
    <style:style style:name="P281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282" style:parent-style-name="Normal" style:family="paragraph">
      <style:paragraph-properties fo:margin-bottom="0in" fo:line-height="100%" fo:background-color="#F6F8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T285" style:parent-style-name="DefaultParagraphFont" style:family="text">
      <style:text-properties style:font-name="Consolas" style:font-name-complex="Courier New" style:font-style-complex="normal" fo:color="#24292E" fo:font-size="10pt" style:font-size-asian="10pt" style:font-size-complex="10pt" style:language-asian="de" style:country-asian="DE"/>
    </style:style>
    <style:style style:name="T286" style:parent-style-name="DefaultParagraphFont" style:family="text"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  <style:style style:name="P287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/>
      <style:text-properties style:font-name="Segoe UI" style:font-name-asian="Times New Roman" style:font-name-complex="Segoe UI" fo:font-weight="bold" style:font-weight-asian="bold" style:font-weight-complex="bold" style:font-style-complex="normal" fo:color="#24292E" fo:font-size="18pt" style:font-size-asian="18pt" style:font-size-complex="18pt" style:language-asian="de" style:country-asian="DE"/>
    </style:style>
    <style:style style:name="P288" style:parent-style-name="Normal" style:family="paragraph">
      <style:paragraph-properties fo:margin-bottom="0.0694in" fo:line-height="100%"/>
      <style:text-properties style:font-name="Segoe UI" style:font-name-complex="Segoe UI" style:font-style-complex="normal" fo:color="#24292E" fo:font-size="12pt" style:font-size-asian="12pt" style:font-size-complex="12pt" style:language-asian="de" style:country-asian="DE"/>
    </style:style>
  </office:automatic-styles>
  <office:body>
    <office:text text:use-soft-page-breaks="true">
      <text:h text:style-name="P1" text:outline-level="1">do form! 5 und 6 / Formulargenerator</text:h>
      <text:p text:style-name="P2">Basiert auf den Formular-Generator aus Redaxo 3.2 do form! ist ein Formulargenerator für das Content-Management-System Redaxo CMS.</text:p>
      <text:list text:style-name="LFO2" text:continue-numbering="true">
        <text:list-item>
          <text:p text:style-name="P3">Es werden E-Mails wahlweise im HTML oder Text-Format erstellt.</text:p>
        </text:list-item>
        <text:list-item>
          <text:p text:style-name="P4">Eine automatische (personalisierbare) Bestätigungs-E-Mail an den Absender steht als Option zur Verfügung.</text:p>
        </text:list-item>
        <text:list-item>
          <text:p text:style-name="P5">Die Danke-Meldung auf der Website kann mittels WYSIWYG-Editor frei gestaltet werden.</text:p>
        </text:list-item>
        <text:list-item>
          <text:p text:style-name="P6">Es gibt verschiedene Spamschutz-Lösungen, die verwendet werden können.</text:p>
        </text:list-item>
        <text:list-item>
          <text:p text:style-name="P7">do form! unterstützt per SSL verschlüsselte E-Mails.</text:p>
        </text:list-item>
        <text:list-item>
          <text:p text:style-name="P8">Die Übergabe von Post- oder Session-Variablen ist möglich.</text:p>
        </text:list-item>
        <text:list-item>
          <text:p text:style-name="P9">Auch eine Übertragung von Dateien vom und zum Absender ist möglich.</text:p>
        </text:list-item>
        <text:list-item>
          <text:p text:style-name="P10">Die Dateien werden wahlweise per E-Mail mit verschickt.</text:p>
        </text:list-item>
      </text:list>
      <text:p text:style-name="P11"><text:span text:style-name="T12">do form! ist sehr flexibel in der Konfiguration und Gestaltung. Wünschen Sie eine individuelle Version, nehmen Sie bitte </text:span><text:a xlink:href="http://klxm.de/produkte/redaxo-do-form/" office:target-frame-name="_top" xlink:show="replace"><text:span text:style-name="T13">Kontakt</text:span></text:a><text:span text:style-name="T14"> mit uns auf. Wir senden Ihnen gerne ein Angebot.</text:span></text:p>
      <text:p text:style-name="P15">Mindest-Systemvoraussetzungen:</text:p>
      <text:list text:style-name="LFO3" text:continue-numbering="true">
        <text:list-item>
          <text:p text:style-name="P16">Redaxo ab 4.5.x</text:p>
        </text:list-item>
        <text:list-item>
          <text:p text:style-name="P17">Addon: PhpMailer</text:p>
        </text:list-item>
        <text:list-item>
          <text:p text:style-name="P18">Addon: ein WYSIWYG-Editor, z.B.: TinyMCE, redactor oder ckeditor</text:p>
        </text:list-item>
      </text:list>
      <text:h text:style-name="P19" text:outline-level="2">Installation</text:h>
      <text:list text:style-name="LFO4" text:continue-numbering="true">
        <text:list-item>
          <text:p text:style-name="P20">Session im verwendeten Template starten, wenn Spamschutz erwünscht.</text:p>
        </text:list-item>
        <text:list-item>
          <text:p text:style-name="P21">Bei Verwendung von UTF-8 unbedingt folgenden Code im Template einzusetzen</text:p>
        </text:list-item>
      </text:list>
      <text:p text:style-name="P22">&lt;?php header('Content-Type: text/html; charset=utf-8'); ?&gt;</text:p>
      <text:list text:style-name="LFO5" text:continue-numbering="true">
        <text:list-item>
          <text:p text:style-name="P23">Neues Modul anlegen</text:p>
        </text:list-item>
        <text:list-item>
          <text:p text:style-name="P24">Als Block in Artikel einsetzen</text:p>
        </text:list-item>
        <text:list-item>
          <text:p text:style-name="P25">CSS und Javascript programmieren ;)</text:p>
        </text:list-item>
        <text:list-item>
          <text:p text:style-name="P26">Weitere Hinweise beachten</text:p>
        </text:list-item>
      </text:list>
      <text:h text:style-name="P27" text:outline-level="2">Konfiguration</text:h>
      <text:soft-page-break/>
      <text:p text:style-name="P28"><text:span text:style-name="T29">Konfiguration Eingabe</text:span><text:span text:style-name="T30"> Die Moduleingabe bietet Möglichkeit Funktionen ein- bzw. auszublenden. Per default sind folgende Funktionen deaktiviert:</text:span></text:p>
      <text:list text:style-name="LFO6" text:continue-numbering="true">
        <text:list-item>
          <text:p text:style-name="P31">UPLOADS true oder false</text:p>
        </text:list-item>
        <text:list-item>
          <text:p text:style-name="P32">SESSIONS AKTIVIEREN true oder false</text:p>
        </text:list-item>
        <text:list-item>
          <text:p text:style-name="P33">BCC AKTIVIEREN true oder false</text:p>
        </text:list-item>
        <text:list-item>
          <text:p text:style-name="P34">SSL-Umschalter - Muss in der Ausgabe angepasst werden (nicht in do form! 6.x)</text:p>
        </text:list-item>
      </text:list>
      <text:p text:style-name="P35">Durch setzen auf true können Sie die entsprechenden Funktionen aktivieren. Die Eingabe passt sich dann an.</text:p>
      <text:p text:style-name="P36"><text:span text:style-name="T37">Im Quellcode der Eingabe kann auch der </text:span><text:span text:style-name="T38">WYSIWYG Editor</text:span><text:span text:style-name="T39"> definiert werden. </text:span><text:span text:style-name="T40">Standard:</text:span><text:span text:style-name="T41"> </text:span><text:a xlink:href="https://github.com/RexDude/ckeditor" office:target-frame-name="_top" xlink:show="replace"><text:span text:style-name="T42">ckeditor von Rexdude</text:span></text:a></text:p>
      <text:p text:style-name="P43"><text:span text:style-name="T44">Konfiguration Ausgabe</text:span></text:p>
      <text:p text:style-name="P45">Bitte Kommentare im Quellcode oder in der Eingabe beachten.</text:p>
      <text:p text:style-name="P46"><text:span text:style-name="T47">Die Formularfelder selbst werden im Abschnitt "Formularfelder" definiert. Ein default-Formular wird direkt beim ersten Aufruf erstellt.</text:span></text:p>
      <text:h text:style-name="P48" text:outline-level="2">Hinweise</text:h>
      <text:p text:style-name="P49"><text:span text:style-name="T50">Absender-Adresse / WICHTIG!</text:span></text:p>
      <text:p text:style-name="P51">Die Absendermail sollte unbedingt festgelegt werden wenn die E-Mail automatisch (optional) beantwortet werden soll. Das geht über die Validierungseinstellung "sender".</text:p>
      <text:p text:style-name="P52">Schreibweise:</text:p>
      <text:p text:style-name="P53">text|E-Mail|1|||sender</text:p>
      <text:h text:style-name="P54" text:outline-level="2">Feldaufbau</text:h>
      <text:p text:style-name="P55"><text:span text:style-name="T56">typ|bezeichnung|pflicht|default|value|validierung</text:span></text:p>
      <text:list text:style-name="LFO7" text:continue-numbering="true">
        <text:list-item>
          <text:p text:style-name="P57">An erster Stelle definiert man den Feldtyp</text:p>
        </text:list-item>
        <text:list-item>
          <text:p text:style-name="P58">Pflichtfelder werden mit einer 1 an der 3. Stelle deklariert.</text:p>
        </text:list-item>
        <text:list-item>
          <text:p text:style-name="P59">Defaultwerte können an 4. Stelle eingegeben werden.</text:p>
        </text:list-item>
        <text:list-item>
          <text:p text:style-name="P60">Bei einigen Feldern (z.B. date und select) haben die Stellen 4 und 5 eine andere Bedeutung.</text:p>
        </text:list-item>
        <text:list-item>
          <text:p text:style-name="P61"><text:span text:style-name="T62">An letzter Stelle kann bei Textfeldern die </text:span><text:a xlink:href="https://github.com/skerbis/do-form-5/wiki#validierung-von-text-feldern" office:target-frame-name="_top" xlink:show="replace"><text:span text:style-name="T63">Validierung</text:span></text:a><text:span text:style-name="T64"> festgelegt werden. (Textfelder sind u.a. auch date, email, IBAN)</text:span></text:p>
        </text:list-item>
      </text:list>
      <text:h text:style-name="P65" text:outline-level="2">Beispiel einer Formulardefinition</text:h>
      <text:p text:style-name="P66">fieldstart|Kontaktdaten</text:p>
      <text:p text:style-name="P67">text|Name|1|||checkfield</text:p>
      <text:p text:style-name="P68">text|Vorname|1|||name</text:p>
      <text:p text:style-name="P69">text|Firma |</text:p>
      <text:p text:style-name="P70">text|Straße|</text:p>
      <text:p text:style-name="P71">text|PLZ|1|||plz</text:p>
      <text:p text:style-name="P72">text|Ort|1|||</text:p>
      <text:p text:style-name="P73">text|Telefon||||tel</text:p>
      <text:p text:style-name="P74">text|Telefax||||tel</text:p>
      <text:p text:style-name="P75">email|E-Mail|1|||sender</text:p>
      <text:p text:style-name="P76">fieldend|</text:p>
      <text:p text:style-name="P77">radio|Geschlecht|0|Mann;Frau|m;w|</text:p>
      <text:p text:style-name="P78">url|Website|1|||url</text:p>
      <text:p text:style-name="P79">IBAN|Ihre IBAN|1|DE||iban</text:p>
      <text:p text:style-name="P80">BIC|BIC|1|||bic</text:p>
      <text:p text:style-name="P81">date|Datum der Meldung|1|today||date</text:p>
      <text:p text:style-name="P82">textarea|Ihre Nachricht:|1|<text:s/></text:p>
      <text:p text:style-name="P83">upload|ZIP-Upload|0||zip||12.5m</text:p>
      <text:p text:style-name="P84">upload|Bild-Upload|0||png;jpg;gif||5.0m</text:p>
      <text:p text:style-name="P85">text|Bitte geben Sie nochmals Ihren Namen ein|1|||check</text:p>
      <text:p text:style-name="P86">info|Felder mit * sind Pflichtfelder</text:p>
      <text:p text:style-name="P87">hidden|Produkt:|1|GET_produkt</text:p>
      <text:h text:style-name="P88" text:outline-level="2">Textfelder in do form!</text:h>
      <text:p text:style-name="P89">CSS-Klasse: .formtext / Je nach Feld kommen noch die Klassen: .ftext, .fIBAN, .fIBAN, .femail,.fplz usw. hinzu.</text:p>
      <text:p text:style-name="P90">Die Textfelder mit der Bezeichnung "Vorname" und "Nachname" können in der Bestätigungsmail mit den Platzhaltern %Vorname% und %Nachname% eingesetzt werden.</text:p>
      <text:p text:style-name="P91"><text:span text:style-name="T92">GET-Variablen können in einem Textfeld ausgelesen werden Verwendung:</text:span><text:span text:style-name="T93">text|Titel:|1|GET_Variablenname|</text:span></text:p>
      <text:p text:style-name="P94"><text:span text:style-name="T95">Alternativ kann man die Variable versteckt übertragen </text:span><text:span text:style-name="T96">hidden|Titel:|1|GET_Variablenname|</text:span></text:p>
      <text:p text:style-name="P97">text|Name|1|||checkfield<text:s/></text:p>
      <text:p text:style-name="P98">text|Vorname|1|||name<text:s/></text:p>
      <text:p text:style-name="P99">text|Firma |<text:s/></text:p>
      <text:p text:style-name="P100">text|Straße|<text:s/></text:p>
      <text:p text:style-name="P101">text|PLZ|1|||plz</text:p>
      <text:p text:style-name="P102">text|Ort|1|||<text:s/></text:p>
      <text:p text:style-name="P103">text|Telefon||||tel<text:s/></text:p>
      <text:p text:style-name="P104">text|Telefax||||tel<text:s/></text:p>
      <text:p text:style-name="P105">email|E-Mail|1|||sender<text:s/></text:p>
      <text:p text:style-name="P106"><text:span text:style-name="T107">Passwörter</text:span><text:span text:style-name="T108"> - Eingabe eines Passwortes</text:span></text:p>
      <text:p text:style-name="P109">password|Ihre Passwort|1|||</text:p>
      <text:p text:style-name="P110"><text:span text:style-name="T111">Textfelder für Bankdaten</text:span><text:span text:style-name="T112"> - Die IBAN wird in der Bestätigungsmail anonymisiert.</text:span></text:p>
      <text:p text:style-name="P113">IBAN|Ihre IBAN|1|DE||iban<text:s/></text:p>
      <text:p text:style-name="P114">BIC|BIC|1|||bic<text:s/></text:p>
      <text:p text:style-name="P115"><text:span text:style-name="T116">url-Texteingabe</text:span><text:span text:style-name="T117"> Prüft eine URL http://*</text:span></text:p>
      <text:p text:style-name="P118">url|Website|1|||url<text:s/></text:p>
      <text:p text:style-name="P119"><text:span text:style-name="T120">Datumsfeld</text:span><text:span text:style-name="T121"> Durch Eingabe von „today“ wird das aktuelle Datum als Default-Wert gesetzt.</text:span></text:p>
      <text:p text:style-name="P122">HTML5-fähige Browser zeigen auch den Placeholder dd.mm.jjjj an.</text:p>
      <text:p text:style-name="P123">date|Datum der Meldung|1|today||date<text:s/></text:p>
      <text:h text:style-name="P124" text:outline-level="2">Textarea</text:h>
      <text:p text:style-name="P125">Textblock z.B. zur Erfassung einer Nachricht, CSS-Klasse: .formtextfield</text:p>
      <text:p text:style-name="P126">textarea|Ihre Nachricht:|1| <text:s/></text:p>
      <text:h text:style-name="P127" text:outline-level="2">Radio-Buttons und Select-Felder</text:h>
      <text:p text:style-name="P128"><text:span text:style-name="T129">Radio-Buttons</text:span><text:span text:style-name="T130"> Hiermit können Sie dem Besucher eine Optionsauswahl präsentieren. Die Werte werden per Semikolon getrennt.</text:span></text:p>
      <text:p text:style-name="P131">CSS-Klasse: .formradio</text:p>
      <text:p text:style-name="P132">radio|Geschlecht|0|Mann;Frau|m;w|<text:s/></text:p>
      <text:p text:style-name="P133"><text:span text:style-name="T134">Select-Felder</text:span><text:span text:style-name="T135"> Hiermit können Sie dem Besucher ein Auswahlmenü präsentieren. Die Werte werden per Semikolon getrennt.</text:span></text:p>
      <text:p text:style-name="P136">Wird das Select wie nachfolgend als Anrede-Auswahl genutzt, kann in der Bestätigungsmail %Anrede% als Platzhalter verwendet werden.</text:p>
      <text:p text:style-name="P137">CSS-Klasse: .formselect</text:p>
      <text:p text:style-name="P138">select|Anrede|1||;Herr;Frau</text:p>
      <text:h text:style-name="P139" text:outline-level="2">Upload durch User</text:h>
      <text:p text:style-name="P140"><text:span text:style-name="T141">upload</text:span><text:span text:style-name="T142"> stellt eine Upload-Möglichkeit zur Verfügung.</text:span></text:p>
      <text:p text:style-name="P143">Diese Funktion muss im Eingabe-Modul aktiviert sein. (siehe Quellcode)</text:p>
      <text:p text:style-name="P144">Bei den erlaubten Dateien kann jede beliebige Endung angegeben werden. Die Werte werden per Semikolon getrennt. Bei der Angabe zur Dateigröße können die Kürzel k = Kilobyte, m = Megabyte und g = Gigabyte verwendet werden. Die maximal mögliche Uploadgröße wird aus der php.ini-Datei ermittelt und in der Moduleingabe unterhalb der Angabe zum Uploadordner eingeblendet.</text:p>
      <text:p text:style-name="P145">upload|ZIP-Upload|0||zip||12.5m<text:s/></text:p>
      <text:p text:style-name="P146">upload|Bild-Upload|0||png;jpg;gif||5.0m<text:s/></text:p>
      <text:h text:style-name="P147" text:outline-level="2">Spezielles:</text:h>
      <text:p text:style-name="P148"><text:span text:style-name="T149">Sessionvariable</text:span><text:span text:style-name="T150"> do form! kann den Inhalt einer Sessionvariable in einem hidden-Field übertragen. Diese muss in der Eingabe definiert werden. (Aktivierung erforderlich)</text:span><text:span text:style-name="T151">svar|bezeichnung</text:span></text:p>
      <text:p text:style-name="P152"><text:span text:style-name="T153">Die Validierung </text:span><text:span text:style-name="T154">check</text:span><text:span text:style-name="T155"> prüft ob die Eingabe dem Feld mit der Validierung „checkfield“ oder "Sendercheck" entspricht.</text:span></text:p>
      <text:p text:style-name="P156">text|Bitte geben Sie nochmals Ihren Namen ein|1|||check<text:s/></text:p>
      <text:p text:style-name="P157"><text:span text:style-name="T158">info</text:span><text:span text:style-name="T159"> Hinweis an den Erfasser (wird nicht übertragen) CSS-Klasse: .formhinweis</text:span></text:p>
      <text:p text:style-name="P160">info|Felder mit * sind Pflichtfelder<text:s/></text:p>
      <text:p text:style-name="P161"><text:span text:style-name="T162">Verstecktes Feld</text:span><text:span text:style-name="T163">, das eine GET_Variable überträgt.</text:span></text:p>
      <text:p text:style-name="P164">hidden|Produkt:|1|GET_produkt</text:p>
      <text:p text:style-name="P165"><text:span text:style-name="T166">ilink / exlink</text:span></text:p>
      <text:p text:style-name="P167">Interner Link: ilink</text:p>
      <text:p text:style-name="P168">Link im neuen Fenster: exlink</text:p>
      <text:p text:style-name="P169">CSS-Klasse: .formlink</text:p>
      <text:p text:style-name="P170">Anwendung:</text:p>
      <text:p text:style-name="P171">Der Aufbau unterscheidet sich stark von den anderen Feldern:</text:p>
      <text:p text:style-name="P172">ilink|id|parameter(&amp; = &amp; amp;)|CSS-Klasse|Bezeichnung</text:p>
      <text:p text:style-name="P173"><text:span text:style-name="T174">Beispiel: </text:span><text:span text:style-name="T175">exlink|24|Unsere AGB</text:span></text:p>
      <text:p text:style-name="P176"><text:span text:style-name="T177">trennelement</text:span><text:span text:style-name="T178"> Mit diesem Feld können Sie einen Abstand zwischen den einzelnen Feldern schaffen. CSS-Klasse: .formtrenn Verwendung: </text:span><text:span text:style-name="T179">trennelement|</text:span></text:p>
      <text:p text:style-name="P180"><text:span text:style-name="T181">headline / info</text:span><text:span text:style-name="T182"> Hiermit können Sie Zwischenüberschriften oder Hinweise erstellen headline kann auch verwendet werden um die endgültige E-Mail zu strukturieren. headline dient hierbei als Zwischenüberschrift der 2. Ebene (h2) in der E-Mail</text:span></text:p>
      <text:p text:style-name="P183"><text:span text:style-name="T184">Info</text:span><text:span text:style-name="T185"> wird nur auf der Website angezeigt</text:span></text:p>
      <text:p text:style-name="P186">Verwendung:</text:p>
      <text:p text:style-name="P187"><text:span text:style-name="T188">headline|text der erscheinen soll</text:span></text:p>
      <text:p text:style-name="P189"><text:span text:style-name="T190">info|text der erscheinen soll</text:span></text:p>
      <text:p text:style-name="P191"><text:span text:style-name="T192">captchapic</text:span><text:span text:style-name="T193"> oder </text:span><text:span text:style-name="T194">spamschutz</text:span><text:span text:style-name="T195"> setzt das Captcha-Bild und eine Info ein</text:span></text:p>
      <text:p text:style-name="P196">CSS-Klasse: .formcaptcha</text:p>
      <text:p text:style-name="P197">Verwendung:</text:p>
      <text:p text:style-name="P198"><text:span text:style-name="T199">spamschutz|text der erscheinen soll</text:span><text:span text:style-name="T200"> </text:span><text:span text:style-name="T201">captchapic|text der erscheinen soll</text:span></text:p>
      <text:h text:style-name="P202" text:outline-level="2">Gestaltungsmöglichkeiten</text:h>
      <text:p text:style-name="P203">Das Formular hat die Klasse .formgen. Die CSS-Klassen der Eingabefelder entnehmen Sie bitte den Feldbeschreibungen. Jedes Feld inkl. Label ist zudem innerhalb eines DIVs mit der CSS-Kalsse .formfiled untergebracht. Dieses DIV wird bei einem Fehler (wie auch die Label) mit einer zusätzlichen CSS-Klasse belegt. Standard: .formerror. Die Klassenbezeichnung lässt sich in der Ausgabe des Moduls leicht anpassen.</text:p>
      <text:p text:style-name="P204"><text:span text:style-name="T205">fieldstart</text:span><text:span text:style-name="T206"> startet ein Filedset</text:span></text:p>
      <text:p text:style-name="P207">fieldstart|Kontaktdaten<text:s/></text:p>
      <text:p text:style-name="P208"><text:span text:style-name="T209">fieldend</text:span><text:span text:style-name="T210"> beendet ein fieldset</text:span></text:p>
      <text:p text:style-name="P211">fieldend|<text:s/></text:p>
      <text:p text:style-name="P212">DIVs und Fieldsets müssen immer beendet werden, sonst kommt es zu Fehldarstellungen. Es findet keine Prüfung hierfür statt.</text:p>
      <text:p text:style-name="P213"><text:span text:style-name="T214">divstart</text:span><text:span text:style-name="T215"> Startet ein DIV</text:span></text:p>
      <text:p text:style-name="P216"><text:span text:style-name="T217">Anwendung: </text:span><text:span text:style-name="T218">divstart|cssklasse</text:span><text:span text:style-name="T219"> oder </text:span><text:span text:style-name="T220">divstart|#css-id</text:span></text:p>
      <text:p text:style-name="P221"><text:span text:style-name="T222">divend|</text:span><text:span text:style-name="T223"> beendet ein DIV</text:span></text:p>
      <text:p text:style-name="P224">Hinter divend muss der senkrechte Strich gesetzt werden, ansonsten wird das Ende nicht gesetzt.</text:p>
      <text:p text:style-name="P225"><text:span text:style-name="T226">fieldstart</text:span><text:span text:style-name="T227"> Startet ein Fieldset mit Label Fieldstart. Es kann auch verwendet werden um die endgültige E-Mail zu strukturieren. Fieldstart dient hierbei als Überschrift der 1. Ebene (h1) in der E-Mail</text:span></text:p>
      <text:p text:style-name="P228">CSS-Klasse: .fieldset</text:p>
      <text:p text:style-name="P229"><text:span text:style-name="T230">fieldend|</text:span><text:span text:style-name="T231"> Beendet ein Fieldset</text:span></text:p>
      <text:h text:style-name="P232" text:outline-level="2">Validierung von Text-Feldern</text:h>
      <text:p text:style-name="P233"><text:span text:style-name="T234">(text, IBAN, BIC, email, date, url...)<text:s/></text:span><text:span text:style-name="T235">Validierungen werden auch durchgeführt, wenn das Feld kein Pflichtfeld ist.</text:span></text:p>
      <text:p text:style-name="P236"><text:span text:style-name="T237">Zur Validierung stehen folgende Funktionen zur Verfügung:</text:span></text:p>
      <text:list text:style-name="LFO8" text:continue-numbering="true">
        <text:list-item>
          <text:p text:style-name="P238">url - prüft die eingegebene URL</text:p>
        </text:list-item>
        <text:list-item>
          <text:p text:style-name="P239">date - prüft das Datum</text:p>
        </text:list-item>
        <text:list-item>
          <text:p text:style-name="P240">time - prüft die eingegebene Uhrzeit</text:p>
        </text:list-item>
        <text:list-item>
          <text:p text:style-name="P241">name - prüft ob ein Name eingegeben wurden (bestimmte Zeichen wie - und . sind erlaubt)</text:p>
        </text:list-item>
        <text:list-item>
          <text:p text:style-name="P242">alpha - prüft ob "nur" Buchstaben eingegeben wurden</text:p>
        </text:list-item>
        <text:list-item>
          <text:p text:style-name="P243">digit - prüft ob eine Zahl eingegeben wurde</text:p>
        </text:list-item>
        <text:list-item>
          <text:p text:style-name="P244">plz - 5-stellige Postleitzahlen</text:p>
        </text:list-item>
        <text:list-item>
          <text:p text:style-name="P245">plz4 - 4-stellige Postleitzahlen (z.B. Schweiz)</text:p>
        </text:list-item>
        <text:list-item>
          <text:p text:style-name="P246">tel - prüft ob mindestens 6 Zahlen eingegeben wurden</text:p>
        </text:list-item>
        <text:list-item>
          <text:p text:style-name="P247">email - prüft ob eine korrekte E-Mail-Adresse eingegeben wurde</text:p>
        </text:list-item>
        <text:list-item>
          <text:p text:style-name="P248">sender - prüft und legt die Absenderadresse des Besuchers fest</text:p>
        </text:list-item>
        <text:list-item>
          <text:p text:style-name="P249">bic - Prüft eine BIC-Eingabe</text:p>
        </text:list-item>
        <text:list-item>
          <text:p text:style-name="P250">iban - Prüft eine IBAN-Eingabe</text:p>
        </text:list-item>
        <text:list-item>
          <text:p text:style-name="P251">checkfield - Festlegung des Feldes das wiederholt werden soll</text:p>
        </text:list-item>
        <text:list-item>
          <text:p text:style-name="P252">sendercheck - Festlegung des E-Mail-Feldes das wiederholt werden soll und als Absender (sender) definiert werden soll</text:p>
        </text:list-item>
        <text:list-item>
          <text:p text:style-name="P253">check - Prüft ob die Eingabe dem checkfield entspricht</text:p>
        </text:list-item>
      </text:list>
      <text:h text:style-name="P254" text:outline-level="2">Weitere Tipps und Hilfen</text:h>
      <text:p text:style-name="P255"><text:span text:style-name="T256">in der </text:span><text:a xlink:href="https://github.com/skerbis/do-form-5/wiki/FAQ" office:target-frame-name="_top" xlink:show="replace"><text:span text:style-name="T257">FAQ</text:span></text:a><text:span text:style-name="T258"> im  </text:span><text:a xlink:href="http://www.redaxo.org/de/forum/" office:target-frame-name="_top" xlink:show="replace"><text:span text:style-name="T259">Redaxo Forum</text:span></text:a></text:p>
      <text:p text:style-name="P260">#Danksagungen</text:p>
      <text:p text:style-name="P261"><text:span text:style-name="T262">Dank an:</text:span><text:span text:style-name="T263"> CHO, AMU, MSE, Markus "Zonk" Lorch, Markus Feustel, brandes-webdesign, Simon Teufel, snaft (Marc), grizou (Christian), R. Meissner, Markus Staab, Jan Kasper Münnich, Tito, Elricco (Tim), KOALA, XONG ,MSEDDIE,Martin Weidner, alexplus...</text:span></text:p>
      <text:p text:style-name="Normal"/>
      <text:h text:style-name="P264" text:outline-level="1">do form! FAQ</text:h>
      <text:h text:style-name="P265" text:outline-level="2">Mir gefällt die HTML-Ausgabe nicht, kann ich diese anpassen?</text:h>
      <text:p text:style-name="P266"><text:span text:style-name="T267">Ja das ist ganz einfach mit den CSS in der Modulausgabe (</text:span><text:a xlink:href="https://github.com/skerbis/do-form-5/blob/master/doform5-ausgabe.php#L76" office:target-frame-name="_top" xlink:show="replace"><text:span text:style-name="T268">click</text:span></text:a><text:span text:style-name="T269">) möglich. Siehe Modulausgabe.</text:span></text:p>
      <text:h text:style-name="P270" text:outline-level="2">Ich würde gerne die Felder gruppieren. Kann man das?</text:h>
      <text:p text:style-name="P271"><text:span text:style-name="T272">Ja, das ist einfach möglich mit Fieldsets oder DIVs. Siehe: </text:span><text:a xlink:href="https://github.com/skerbis/do-form-5/wiki#gestaltungsm%C3%B6glichkeiten" office:target-frame-name="_top" xlink:show="replace"><text:span text:style-name="T273">https://github.com/skerbis/do-form-5/wiki#gestaltungsmöglichkeiten</text:span></text:a></text:p>
      <text:h text:style-name="P274" text:outline-level="2">Was bedeutet das graue %Mail% neben dem Eingabefeld?</text:h>
      <text:p text:style-name="P275">Dies soll helfen besser erkennen zu können, welches Feld in der Bestätigungsmail mit diesem Platzhalter eingesetzt wird.</text:p>
      <text:h text:style-name="P276" text:outline-level="2">Ich würde gerne ein Captcha einsetzen. Wie geht das?</text:h>
      <text:p text:style-name="P277">Für das Captcha benötigen Sie ein Captcha-Script.</text:p>
      <text:p text:style-name="P278">Es kann jedes beliebige Skript verwendet werden, das seinen Code in eine Session-Variable schreibt. Dieser Sessioncode sollte in die Variable $_SESSION["kcode"] geschrieben werden. Im Ausgabemodul müssen Sie noch definieren wo sich das Captcha-Skript befindet: Variable: $captchaID Einfach die ID des Captcha-Artikels eintragen. Alternativ könntn Sie unter $captchasource selbstverständlich auch ein externes Script angeben.</text:p>
      <text:p text:style-name="P279"><text:span text:style-name="T280">Einsatz:</text:span></text:p>
      <text:p text:style-name="P281">captchapic|Geben Sie bitte diesen Code ein</text:p>
      <text:p text:style-name="P282">text|Sicherheitscode|1|||captcha</text:p>
      <text:p text:style-name="P283"><text:span text:style-name="T284">Vergessen Sie nicht, die Session im Template zu starten in dem das Formular dargestellt wird. Dazu im Template  </text:span><text:span text:style-name="T285">&lt;?php session_start();?&gt;</text:span><text:span text:style-name="T286"> ganz am Anfang des Codes einfügen.</text:span></text:p>
      <text:h text:style-name="P287" text:outline-level="2">Wie kann man erreichen, dass beim Kontaktformular do form! auch die "info|" Elemente mit im Formular übertragen werden?</text:h>
      <text:p text:style-name="P288">Einfach info aus dem $ignore-Array in der Ausgabe entferne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 Bayan Plain" svg:font-family="Al Bayan Plain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2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border="0.0208in solid #ED7D31" fo:padding-top="0.0138in" fo:padding-left="0.0555in" fo:padding-bottom="0.0138in" fo:padding-right="0.0555in" style:shadow="none" fo:line-height="100%" fo:background-color="#4472C4"/>
      <style:text-properties style:font-name="Al Bayan Plain" fo:color="#000000" fo:font-size="24pt" style:font-size-asian="24pt" style:font-size-complex="19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.0416in" fo:line-height="100%"/>
      <style:text-properties style:font-name="Calibri Light" style:font-name-asian="MS Gothic" style:font-name-complex="Times New Roman" fo:font-weight="bold" style:font-weight-asian="bold" style:font-weight-complex="bold" style:text-outline="true" fo:color="#4472C4" fo:font-size="17pt" style:font-size-asian="17pt" style:font-size-complex="17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.0694in" fo:line-height="100%"/>
      <style:text-properties style:font-name="Calibri Light" style:font-name-asian="MS Gothic" style:font-name-complex="Times New Roman" fo:font-weight="bold" style:font-weight-asian="bold" style:font-weight-complex="bold" fo:font-variant="small-caps" fo:color="#C45911" fo:letter-spacing="0.0166in" fo:font-size="14pt" style:font-size-asian="14pt" style:font-size-complex="11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388in" fo:margin-bottom="0.0694in" fo:line-height="100%"/>
      <style:text-properties style:font-name="Calibri Light" style:font-name-asian="MS Gothic" style:font-name-complex="Times New Roman" fo:font-weight="bold" style:font-weight-asian="bold" style:font-weight-complex="bold" fo:color="#2F5496" fo:font-size="12pt" style:font-size-asian="12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388in" fo:margin-bottom="0.0694in" fo:line-height="100%"/>
      <style:text-properties style:font-name="Calibri Light" style:font-name-asian="MS Gothic" style:font-name-complex="Times New Roman" style:font-weight-complex="bold" fo:text-transform="uppercase" fo:color="#C45911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388in" fo:margin-bottom="0.0694in" fo:line-height="100%"/>
      <style:text-properties style:font-name="Calibri Light" style:font-name-asian="MS Gothic" style:font-name-complex="Times New Roman" fo:color="#2F5496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.0694in" fo:line-height="100%"/>
      <style:text-properties style:font-name="Calibri Light" style:font-name-asian="MS Gothic" style:font-name-complex="Times New Roman" fo:color="#C45911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.0694in" fo:line-height="100%"/>
      <style:text-properties style:font-name="Calibri Light" style:font-name-asian="MS Gothic" style:font-name-complex="Times New Roman" fo:color="#4472C4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.0694in" fo:line-height="100%"/>
      <style:text-properties style:font-name="Calibri Light" style:font-name-asian="MS Gothic" style:font-name-complex="Times New Roman" fo:font-variant="small-caps" fo:color="#ED7D31" fo:font-size="10pt" style:font-size-asian="10pt" fo:hyphenate="false"/>
    </style:style>
    <style:style style:name="Normal" style:display-name="Normal" style:family="paragraph">
      <style:text-properties style:font-style-complex="italic" fo:font-size="10.5pt" style:font-size-asian="10.5pt" style:font-size-complex="10.5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l Bayan Plain" style:font-style-complex="italic" fo:color="#000000" fo:font-size="24pt" style:font-size-asian="24pt" style:font-size-complex="19pt" fo:background-color="#4472C4"/>
    </style:style>
    <style:style style:name="Heading2Char" style:display-name="Heading 2 Char" style:family="text" style:parent-style-name="DefaultParagraphFont">
      <style:text-properties style:font-name="Calibri Light" style:font-name-asian="MS Gothic" style:font-name-complex="Times New Roman" fo:font-weight="bold" style:font-weight-asian="bold" style:font-weight-complex="bold" style:font-style-complex="italic" style:text-outline="true" fo:color="#4472C4" fo:font-size="17pt" style:font-size-asian="17pt" style:font-size-complex="17pt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font-weight="bold" style:font-weight-asian="bold" style:font-weight-complex="bold" style:font-style-complex="italic" fo:font-variant="small-caps" fo:color="#C45911" fo:letter-spacing="0.0166in" fo:font-size="14pt" style:font-size-asian="14pt"/>
    </style:style>
    <style:style style:name="Heading4Char" style:display-name="Heading 4 Char" style:family="text" style:parent-style-name="DefaultParagraphFont">
      <style:text-properties style:font-name="Calibri Light" style:font-name-asian="MS Gothic" style:font-name-complex="Times New Roman" fo:font-weight="bold" style:font-weight-asian="bold" style:font-weight-complex="bold" style:font-style-complex="italic" fo:color="#2F5496" fo:font-size="12pt" style:font-size-asian="12pt"/>
    </style:style>
    <style:style style:name="Heading5Char" style:display-name="Heading 5 Char" style:family="text" style:parent-style-name="DefaultParagraphFont">
      <style:text-properties style:font-name="Calibri Light" style:font-name-asian="MS Gothic" style:font-name-complex="Times New Roman" style:font-weight-complex="bold" style:font-style-complex="italic" fo:text-transform="uppercase" fo:color="#C45911"/>
    </style:style>
    <style:style style:name="Heading6Char" style:display-name="Heading 6 Char" style:family="text" style:parent-style-name="DefaultParagraphFont">
      <style:text-properties style:font-name="Calibri Light" style:font-name-asian="MS Gothic" style:font-name-complex="Times New Roman" style:font-style-complex="italic" fo:color="#2F5496"/>
    </style:style>
    <style:style style:name="Heading7Char" style:display-name="Heading 7 Char" style:family="text" style:parent-style-name="DefaultParagraphFont">
      <style:text-properties style:font-name="Calibri Light" style:font-name-asian="MS Gothic" style:font-name-complex="Times New Roman" style:font-style-complex="italic" fo:color="#C45911"/>
    </style:style>
    <style:style style:name="Heading8Char" style:display-name="Heading 8 Char" style:family="text" style:parent-style-name="DefaultParagraphFont">
      <style:text-properties style:font-name="Calibri Light" style:font-name-asian="MS Gothic" style:font-name-complex="Times New Roman" style:font-style-complex="italic" fo:color="#4472C4"/>
    </style:style>
    <style:style style:name="Heading9Char" style:display-name="Heading 9 Char" style:family="text" style:parent-style-name="DefaultParagraphFont">
      <style:text-properties style:font-name="Calibri Light" style:font-name-asian="MS Gothic" style:font-name-complex="Times New Roman" style:font-style-complex="italic" fo:font-variant="small-caps" fo:color="#ED7D31" fo:font-size="10pt" style:font-size-asian="10pt" style:font-size-complex="10.5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C45911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margin-bottom="0.0833in" fo:line-height="100%" fo:background-color="#FFFFFF"/>
      <style:text-properties style:font-name="Calibri Light" style:font-name-asian="MS Gothic" style:font-name-complex="Times New Roman" fo:font-weight="bold" style:font-weight-asian="bold" fo:color="#FFFFFF" fo:letter-spacing="0.0069in" fo:font-size="36pt" style:font-size-asian="36pt" style:font-size-complex="32pt" fo:hyphenate="false"/>
    </style:style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font-weight="bold" style:font-weight-asian="bold" style:font-style-complex="italic" fo:color="#FFFFFF" fo:letter-spacing="0.0069in" fo:font-size="36pt" style:font-size-asian="36pt" style:font-size-complex="32pt" fo:background-color="#FFFFFF"/>
    </style:style>
    <style:style style:name="Subtitle" style:display-name="Subtitle" style:family="paragraph" style:parent-style-name="Normal" style:next-style-name="Normal">
      <style:paragraph-properties fo:margin-top="0.1388in" fo:margin-bottom="0.25in" fo:line-height="100%"/>
      <style:text-properties style:font-name="Calibri Light" style:font-name-asian="MS Gothic" style:font-name-complex="Times New Roman" fo:color="#44546A" fo:letter-spacing="0.0138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 Light" style:font-name-asian="MS Gothic" style:font-name-complex="Times New Roman" style:font-style-complex="italic" fo:color="#44546A" fo:letter-spacing="0.0138in" fo:font-size="12pt" style:font-size-asian="12pt" style:font-size-complex="12pt"/>
    </style:style>
    <style:style style:name="Strong" style:display-name="Strong" style:family="text">
      <style:text-properties fo:font-weight="bold" style:font-weight-asian="bold" style:font-weight-complex="bold" fo:letter-spacing="normal"/>
    </style:style>
    <style:style style:name="Emphasis" style:display-name="Emphasis" style:family="text">
      <style:text-properties style:font-name-asian="MS Gothic" style:font-name-complex="Times New Roman" fo:font-weight="bold" style:font-weight-asian="bold" style:font-weight-complex="bold" fo:color="#C45911" fo:background-color="#E7E6E6"/>
    </style:style>
    <style:style style:name="NoSpacing" style:display-name="No Spacing" style:family="paragraph" style:parent-style-name="Normal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1in" fo:text-indent="-0.25in">
        <style:tab-stops/>
      </style:paragraph-properties>
      <style:text-properties fo:font-size="11pt" style:font-size-asian="11pt" fo:hyphenate="false"/>
    </style:style>
    <style:style style:name="Quote" style:display-name="Quote" style:family="paragraph" style:parent-style-name="Normal" style:next-style-name="Normal">
      <style:text-properties fo:font-weight="bold" style:font-weight-asian="bold" fo:font-style="italic" style:font-style-asian="italic" fo:color="#ED7D31" fo:font-size="12pt" style:font-size-asian="12pt" fo:hyphenate="false"/>
    </style:style>
    <style:style style:name="QuoteChar" style:display-name="Quote Char" style:family="text" style:parent-style-name="DefaultParagraphFont">
      <style:text-properties fo:font-weight="bold" style:font-weight-asian="bold" fo:font-style="italic" style:font-style-asian="italic" style:font-style-complex="italic" fo:color="#ED7D31" fo:font-size="12pt" style:font-size-asian="12pt" style:font-size-complex="10.5pt"/>
    </style:style>
    <style:style style:name="IntenseQuote" style:display-name="Intense Quote" style:family="paragraph" style:parent-style-name="Normal" style:next-style-name="Normal">
      <style:paragraph-properties fo:border-top="0.0138in dotted #ED7D31" fo:border-left="none" fo:border-bottom="0.0138in dotted #ED7D31" fo:border-right="none" fo:padding-top="0.1388in" fo:padding-left="0in" fo:padding-bottom="0.1388in" fo:padding-right="0in" style:shadow="none" fo:text-align="center" fo:line-height="125%" fo:margin-left="1.5in" fo:margin-right="1.5in">
        <style:tab-stops/>
      </style:paragraph-properties>
      <style:text-properties style:font-name="Calibri Light" style:font-name-asian="MS Gothic" style:font-name-complex="Times New Roman" fo:font-weight="bold" style:font-weight-asian="bold" style:font-weight-complex="bold" fo:font-style="italic" style:font-style-asian="italic" fo:color="#ED7D31" fo:font-size="10pt" style:font-size-asian="10pt" style:font-size-complex="10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MS Gothic" style:font-name-complex="Times New Roman" fo:font-weight="bold" style:font-weight-asian="bold" style:font-weight-complex="bold" fo:font-style="italic" style:font-style-asian="italic" style:font-style-complex="italic" fo:color="#ED7D31" fo:font-size="10pt" style:font-size-asian="10pt" style:font-size-complex="10pt"/>
    </style:style>
    <style:style style:name="SubtleEmphasis" style:display-name="Subtle Emphasis" style:family="text">
      <style:text-properties style:font-name="Calibri Light" style:font-name-asian="MS Gothic" style:font-name-complex="Times New Roman" fo:font-weight="bold" style:font-weight-asian="bold" fo:font-style="italic" style:font-style-asian="italic" fo:color="#4472C4"/>
    </style:style>
    <style:style style:name="IntenseEmphasis" style:display-name="Intense Emphasis" style:family="text">
      <style:text-properties style:font-name="Calibri Light" style:font-name-asian="MS Gothic" style:font-name-complex="Times New Roman" fo:font-weight="bold" style:font-weight-asian="bold" style:font-weight-complex="bold" fo:font-style="italic" style:font-style-asian="italic" style:font-style-complex="italic" style:text-line-through-type="none" fo:color="#FFFFFF" style:text-position="0% 100%" fo:background-color="#ED7D31"/>
    </style:style>
    <style:style style:name="SubtleReference" style:display-name="Subtle Reference" style:family="text">
      <style:text-properties fo:font-style="italic" style:font-style-asian="italic" style:font-style-complex="italic" fo:font-variant="small-caps" fo:color="#ED7D31" style:text-underline-color="#ED7D31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font-variant="small-caps" fo:color="#ED7D31" style:text-underline-color="#ED7D31"/>
    </style:style>
    <style:style style:name="BookTitle" style:display-name="Book Title" style:family="text">
      <style:text-properties style:font-name="Calibri Light" style:font-name-asian="MS Gothic" style:font-name-complex="Times New Roman" fo:font-weight="bold" style:font-weight-asian="bold" style:font-weight-complex="bold" fo:font-variant="small-caps" fo:color="#ED7D31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font-style-complex="normal" fo:font-size="12pt" style:font-size-asian="12pt" style:font-size-complex="12pt" style:language-asian="de" style:country-asian="DE" fo:hyphenate="false"/>
    </style:style>
    <style:style style:name="apple-converted-space" style:display-name="apple-converted-spac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font-style-complex="normal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 style:language-asian="de" style:country-asian="DE"/>
    </style:style>
    <style:style style:name="HTMLCode" style:display-name="HTML Code" style:family="text" style:parent-style-name="DefaultParagraphFont">
      <style:text-properties style:font-name="Courier New" style:font-name-asian="Calibri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Skerbis</meta:initial-creator>
    <dc:creator>Thomas Skerbis</dc:creator>
    <meta:creation-date>2017-08-01T09:46:00Z</meta:creation-date>
    <dc:date>2017-08-01T09:46:00Z</dc:date>
    <meta:template xlink:href="Normal.dotm" xlink:type="simple"/>
    <meta:editing-cycles>1</meta:editing-cycles>
    <meta:editing-duration>PT0S</meta:editing-duration>
    <meta:document-statistic meta:page-count="1" meta:paragraph-count="23" meta:word-count="1732" meta:character-count="11586" meta:row-count="82" meta:non-whitespace-character-count="9877"/>
  </office:meta>
</office:document-meta>
</file>